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tended summaries for the final four chapters:<text:line-break/><text:line-break/>Chapter 7: Microbial Evolution in Extreme Environments<text:line-break/>Microorganisms have evolved to thrive in some of the most extreme environments on Earth, from scorching hot springs to the frigid depths of polar ice. These extremophiles exhibit remarkable adaptations that enable them to survive and flourish under conditions that would be lethal to most other forms of life. For instance, thermophiles thrive in high-temperature environments such as hydrothermal vents, where they possess heat-stable enzymes that maintain functionality despite extreme heat. Halophiles, on the other hand, live in highly saline environments like salt flats and saline lakes, utilizing unique ion pumps to manage osmotic stress. Psychrophiles adapt to cold environments through antifreeze proteins that prevent ice crystal formation within their cells. The study of these organisms not only sheds light on the incredible versatility and resilience of life but also provides insights into the potential for life on other planets and moons with extreme conditions.<text:line-break/><text:line-break/>Chapter 8: The Evolution of Multicellularity<text:line-break/>The transition from single-celled organisms to complex multicellular life represents a major milestone in evolutionary history. This evolution began with simple colonies of cells that worked together, eventually leading to specialized cells and complex structures. The colonial theory suggests that multicellularity arose when cells remained attached after division, forming cooperative colonies. Over time, these colonies developed specialized cells for different functions, such as feeding, reproduction, and defense. The evolutionary advantages of multicellularity include increased size, which reduces predation risk, and cellular specialization, which allows for more efficient functioning and complex behaviors. This chapter will explore the early stages of multicellular evolution, highlighting key examples such as Volvox, a green algae that exhibits both unicellular and multicellular forms, and the development of simple tissues and organs in early multicellular organisms.<text:line-break/><text:line-break/>Chapter 9: Microbial Evolution Through Geological Time<text:line-break/>Microorganisms have been integral to Earth's history, shaping its environment and influencing the evolution of other life forms. The fossil record provides evidence of ancient microorganisms, with some of the oldest known fossils being stromatolites formed by cyanobacteria over 3.5 billion years ago. These layered structures offer a glimpse into early microbial ecosystems and their role in oxygenating the atmosphere during the Great Oxygenation Event. Microbial mats, composed of diverse communities of bacteria and archaea, also played a crucial role in biogeochemical cycles, transforming elements like carbon, nitrogen, and sulfur. This chapter will delve into the evolutionary significance of these ancient microorganisms, exploring how they adapted to changing environmental conditions and contributed to the development of more complex life forms.<text:line-break/><text:line-break/>Chapter 10: Microbial Evolution and the Tree of Life<text:line-break/>The tree of life illustrates the evolutionary relationships between all living organisms, with microorganisms forming the foundation of this intricate web. Phylogenetics, the study of evolutionary relationships based on genetic information, has revolutionized our understanding of microbial evolution. Horizontal gene transfer, the exchange of genetic material between different species, has played a significant role in shaping microbial genomes and complicating the tree of life. This chapter will explore the techniques used to construct phylogenetic trees and the insights they provide into the evolutionary history of microorganisms. Key milestones in microbial evolution, such as the development of photosynthesis, the rise of eukaryotes, and the diversification of metabolic pathways, will be highlighted. By understanding these evolutionary relationships, we gain a deeper appreciation for the interconnectedness and diversity of life on Eart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15:11:40.729000000</meta:creation-date>
    <dc:date>2025-02-02T15:12:00.131000000</dc:date>
    <meta:editing-duration>PT19S</meta:editing-duration>
    <meta:editing-cycles>1</meta:editing-cycles>
    <meta:document-statistic meta:table-count="0" meta:image-count="0" meta:object-count="0" meta:page-count="1" meta:paragraph-count="1" meta:word-count="559" meta:character-count="4035" meta:non-whitespace-character-count="3473"/>
    <meta:generator>LibreOffice/24.8.4.2$Windows_X86_64 LibreOffice_project/bb3cfa12c7b1bf994ecc5649a80400d06cd71002</meta:generator>
  </office:meta>
</office:document-meta>
</file>